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9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bold" style:font-name-asian="Lucida Sans Unicode" style:font-weight-asian="bold" style:font-name-complex="Tahoma2" style:font-weight-complex="bold"/>
    </style:style>
    <style:style style:name="T26" style:family="text">
      <style:text-properties fo:font-weight="normal" style:font-name-asian="Lucida Sans Unicode" style:font-name-complex="Tahoma2"/>
    </style:style>
    <style:style style:name="T27" style:family="text">
      <style:text-properties fo:font-weight="normal" style:font-name-asian="Lucida Sans Unicode" style:font-weight-asian="normal" style:font-name-complex="Tahoma2" style:font-weight-complex="normal"/>
    </style:style>
    <style:style style:name="T28" style:family="text">
      <style:text-properties style:font-name="Arial" style:font-name-asian="DejaVu Sans" style:font-name-complex="Tahoma2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fo:font-size="12pt"/>
    </style:style>
    <style:style style:name="T31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Create new </text:span><text:span text:style-name="T2">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Site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</text:span><text:span text:style-name="T5">to 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</text:span><text:span text:style-name="T2">/Page 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text:span text:style-name="T2">Manager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29">- After subscribing news letter. The </text:span><text:span text:style-name="T29">confirmation letter <text:s/>is sent to the </text:span><text:span text:style-name="T29">inputed email address of user. If he </text:span><text:span text:style-name="T29">does not confirm this letter --&gt;he </text:span><text:span text:style-name="T29">cannot received any letters which </text:span><text:span text:style-name="T29">have the subscription subscribed </text:span><text:span text:style-name="T29">before. </text:span></text:p>
            <text:p><text:span text:style-name="T29">Just only open email and click “here” </text:span><text:span text:style-name="T29">link in the confirmation letter to finish </text:span><text:span text:style-name="T29">this.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Site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Site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</text:span><text:span text:style-name="T3">Url 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Site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</text:span><text:span text:style-name="T6">webcont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address is the path of a </text:span><text:span text:style-name="T23">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Change from draft to <text:span text:style-name="T4">Published</text:span></text:p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Published</text:span></text:p>
            <text:p><text:span text:style-name="T24">Change from Published to </text:span><text:span text:style-name="T24">Obsoleted</text:span></text:p>
            <text:p><text:span text:style-name="T10">- Choose version is being in </text:span><text:span text:style-name="T10">Published</text:span></text:p>
            <text:p><text:span text:style-name="T10">- Click Obsolete button</text:span></text:p>
            <text:p><text:span text:style-name="T24"/></text:p>
          </table:table-cell>
          <table:table-cell table:style-name="ce65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4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</text:span><text:span text:style-name="T22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5">Search </text:span></text:p>
            <text:p><text:span text:style-name="T26">- Click Saved Searched icon on </text:span><text:span text:style-name="T26">action bar</text:span></text:p>
            <text:p><text:span text:style-name="T26">- Click Advanced Search icon</text:span></text:p>
            <text:p><text:span text:style-name="T26">- Input Constraint to search </text:span></text:p>
            <text:p><text:span text:style-name="T26">- Click </text:span><text:span text:style-name="T25">Search</text:span><text:span text:style-name="T26"> button</text:span></text:p>
            <text:p><text:span text:style-name="T27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</text:span><text:span text:style-name="T15">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Floksonomy</text:span></text:p>
            <text:p><text:span text:style-name="T15">- Go to Site </text:span><text:span text:style-name="T15">Administration/Ontologies/Manage </text:span><text:span text:style-name="T15">Folksonomy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Floksonomy</text:span></text:p>
            <text:p><text:span text:style-name="T20">- Click corresponding Delete icon <text:s/></text:span><text:span text:style-name="T20">with 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0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Site </text:span><text:span text:style-name="T15">Administration/Ontologies/Manage </text:span><text:span text:style-name="T15">Taxonomy tre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</text:span><text:span text:style-name="T20">taxonomy 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</text:span><text:span text:style-name="T20">with 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Site Administration/Content </text:span><text:span text:style-name="T15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Site Administration/Content </text:span><text:span text:style-name="T15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Site Administration/Content </text:span><text:span text:style-name="T15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Administration/Content </text:span><text:span text:style-name="T15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Administration/Types of </text:span><text:span text:style-name="T15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 Administration/Types of </text:span><text:span text:style-name="T15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Administration/Advanced </text:span><text:span text:style-name="T15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Administration/Advanced </text:span><text:span text:style-name="T15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7">- Go to Administration/Advanced </text:span><text:span text:style-name="T27">configuration/Manage Action</text:span></text:p>
            <text:p><text:span text:style-name="T27">- Click on Add button</text:span></text:p>
            <text:p><text:span text:style-name="T27">- Input required fields</text:span></text:p>
            <text:p><text:span text:style-name="T27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Go to <text:span text:style-name="T4">Business Process </text:span><text:span text:style-name="T4">Controller → 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2"/>
        <table:table-column table:style-name="co14" table:default-cell-style-name="ce84"/>
        <table:table-column table:style-name="co15" table:default-cell-style-name="ce83"/>
        <table:table-column table:style-name="co16" table:default-cell-style-name="ce88"/>
        <table:table-column table:style-name="co17" table:default-cell-style-name="ce94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1">Product version: </text:span>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9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9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Single Content Viewer page</text:p>
          </table:table-cell>
          <table:table-cell table:formula="of:=SUMPRODUCT(([SniffTest.B$5:SniffTest.B$947]=[.$A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Folder”</text:p>
          </table:table-cell>
          <table:table-cell table:formula="of:=SUMPRODUCT(([SniffTest.B$5:SniffTest.B$947]=[.$A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Contents”</text:p>
          </table:table-cell>
          <table:table-cell table:formula="of:=SUMPRODUCT(([SniffTest.B$5:SniffTest.B$947]=[.$A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85" office:value-type="string">
            <text:p>Edit Single Content Viewer (Banner, Footer...) in Overview page</text:p>
          </table:table-cell>
          <table:table-cell table:formula="of:=SUMPRODUCT(([SniffTest.B$5:SniffTest.B$947]=[.$A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85" office:value-type="string">
            <text:p>Edit Content List Viewer (Documents, Last news …)</text:p>
          </table:table-cell>
          <table:table-cell table:formula="of:=SUMPRODUCT(([SniffTest.B$5:SniffTest.B$947]=[.$A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85" office:value-type="string">
            <text:p>Search content of document/page </text:p>
          </table:table-cell>
          <table:table-cell table:formula="of:=SUMPRODUCT(([SniffTest.B$5:SniffTest.B$947]=[.$A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7" office:value-type="string">
            <text:p>Show draft content from page</text:p>
          </table:table-cell>
          <table:table-cell table:formula="of:=SUMPRODUCT(([SniffTest.B$5:SniffTest.B$947]=[.$A1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7" office:value-type="string">
            <text:p>Show public content from page</text:p>
          </table:table-cell>
          <table:table-cell table:formula="of:=SUMPRODUCT(([SniffTest.B$5:SniffTest.B$947]=[.$A1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85" office:value-type="string">
            <text:p>Add/Edit/Delete page from Page Management</text:p>
          </table:table-cell>
          <table:table-cell table:formula="of:=SUMPRODUCT(([SniffTest.B$5:SniffTest.B$947]=[.$A1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85" office:value-type="string">
            <text:p>Create/edit/delete a portal (site)</text:p>
          </table:table-cell>
          <table:table-cell table:formula="of:=SUMPRODUCT(([SniffTest.B$5:SniffTest.B$947]=[.$A1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85" office:value-type="string">
            <text:p>Create/edit/delete a category</text:p>
          </table:table-cell>
          <table:table-cell table:formula="of:=SUMPRODUCT(([SniffTest.B$5:SniffTest.B$947]=[.$A1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85" office:value-type="string">
            <text:p>Create/Edit/Delete a subscription</text:p>
          </table:table-cell>
          <table:table-cell table:formula="of:=SUMPRODUCT(([SniffTest.B$5:SniffTest.B$947]=[.$A1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85" office:value-type="string">
            <text:p>Create/Edit/Delete/Convert a letter</text:p>
          </table:table-cell>
          <table:table-cell table:formula="of:=SUMPRODUCT(([SniffTest.B$5:SniffTest.B$947]=[.$A1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5" office:value-type="string">
            <text:p>Subscribe newsletter</text:p>
          </table:table-cell>
          <table:table-cell table:style-name="ce85" office:value-type="string">
            <text:p>Subscribe newsletter</text:p>
          </table:table-cell>
          <table:table-cell table:formula="of:=SUMPRODUCT(([SniffTest.B$5:SniffTest.B$947]=[.$A1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7" office:value-type="string">
            <text:p>Configuration for FCC portlet and create new document using it</text:p>
          </table:table-cell>
          <table:table-cell table:formula="of:=SUMPRODUCT(([SniffTest.B$5:SniffTest.B$947]=[.$A1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85" office:value-type="string">
            <text:p>Create new node type and dialog form for it</text:p>
          </table:table-cell>
          <table:table-cell table:formula="of:=SUMPRODUCT(([SniffTest.B$5:SniffTest.B$947]=[.$A1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85" office:value-type="string">
            <text:p>Show categories and documents </text:p>
          </table:table-cell>
          <table:table-cell table:formula="of:=SUMPRODUCT(([SniffTest.B$5:SniffTest.B$947]=[.$A2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85" office:value-type="string">
            <text:p>Show content of category </text:p>
          </table:table-cell>
          <table:table-cell table:formula="of:=SUMPRODUCT(([SniffTest.B$5:SniffTest.B$947]=[.$A2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85" office:value-type="string">
            <text:p>Add new Events page</text:p>
          </table:table-cell>
          <table:table-cell table:formula="of:=SUMPRODUCT(([SniffTest.B$5:SniffTest.B$947]=[.$A22])*([SniffTest.A$5:SniffTest.A$947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85" office:value-type="string">
            <text:p>Configuration for Parameterized content list viewer portlet and view content of document/web content</text:p>
          </table:table-cell>
          <table:table-cell table:formula="of:=SUMPRODUCT(([SniffTest.B$5:SniffTest.B$947]=[.$A2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85" office:value-type="string">
            <text:p>Insert documents/medias in a web content by FCK Content Selector</text:p>
          </table:table-cell>
          <table:table-cell table:formula="of:=SUMPRODUCT(([SniffTest.B$5:SniffTest.B$947]=[.$A2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content folder</text:p>
          </table:table-cell>
          <table:table-cell table:formula="of:=SUMPRODUCT(([SniffTest.B$5:SniffTest.B$947]=[.$A2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document folder</text:p>
          </table:table-cell>
          <table:table-cell table:formula="of:=SUMPRODUCT(([SniffTest.B$5:SniffTest.B$947]=[.$A2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85" office:value-type="string">
            <text:p>Create Article document</text:p>
          </table:table-cell>
          <table:table-cell table:formula="of:=SUMPRODUCT(([SniffTest.B$5:SniffTest.B$947]=[.$A2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47]=[.$A2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f:=SUMPRODUCT(([SniffTest.B$5:SniffTest.B$947]=[.$A2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f:=SUMPRODUCT(([SniffTest.B$5:SniffTest.B$947]=[.$A3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f:=SUMPRODUCT(([SniffTest.B$5:SniffTest.B$947]=[.$A3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f:=SUMPRODUCT(([SniffTest.B$5:SniffTest.B$947]=[.$A3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f:=SUMPRODUCT(([SniffTest.B$5:SniffTest.B$947]=[.$A3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47]=[.$A3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47]=[.$A3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47]=[.$A3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47]=[.$A3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47]=[.$A3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47]=[.$A3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47]=[.$A4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f:=SUMPRODUCT(([SniffTest.B$5:SniffTest.B$947]=[.$A4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47]=[.$A4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47]=[.$A4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f:=SUMPRODUCT(([SniffTest.B$5:SniffTest.B$947]=[.$A4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47]=[.$A4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89" office:value-type="string">
            <text:p>Manage Private tag (Add/Edit/Delete)</text:p>
          </table:table-cell>
          <table:table-cell table:formula="of:=SUMPRODUCT(([SniffTest.B$5:SniffTest.B$947]=[.$A4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Public tag (Add/Edit/Delete) </text:p>
          </table:table-cell>
          <table:table-cell table:formula="of:=SUMPRODUCT(([SniffTest.B$5:SniffTest.B$947]=[.$A4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Add language for document/uploaded file</text:p>
          </table:table-cell>
          <table:table-cell table:formula="of:=SUMPRODUCT(([SniffTest.B$5:SniffTest.B$947]=[.$A4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Vote for document/uploaded file</text:p>
          </table:table-cell>
          <table:table-cell table:formula="of:=SUMPRODUCT(([SniffTest.B$5:SniffTest.B$947]=[.$A4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Comment (Add/Edit/Delete)</text:p>
          </table:table-cell>
          <table:table-cell table:formula="of:=SUMPRODUCT(([SniffTest.B$5:SniffTest.B$947]=[.$A5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47]=[.$A5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47]=[.$A5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47]=[.$A5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47]=[.$A5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47]=[.$A5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References</text:p>
          </table:table-cell>
          <table:table-cell table:formula="of:=SUMPRODUCT(([SniffTest.B$5:SniffTest.B$947]=[.$A5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Node Types</text:p>
          </table:table-cell>
          <table:table-cell table:formula="of:=SUMPRODUCT(([SniffTest.B$5:SniffTest.B$947]=[.$A5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1" office:value-type="string">
            <text:p>Manage Permission(Add/Edit/Delete)</text:p>
          </table:table-cell>
          <table:table-cell table:formula="of:=SUMPRODUCT(([SniffTest.B$5:SniffTest.B$947]=[.$A5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metadata</text:p>
          </table:table-cell>
          <table:table-cell table:formula="of:=SUMPRODUCT(([SniffTest.B$5:SniffTest.B$947]=[.$A5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Manage Auditing (Active/View) </text:p>
          </table:table-cell>
          <table:table-cell table:formula="of:=SUMPRODUCT(([SniffTest.B$5:SniffTest.B$947]=[.$A6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Show/Hide like JCR structure</text:p>
          </table:table-cell>
          <table:table-cell table:formula="of:=SUMPRODUCT(([SniffTest.B$5:SniffTest.B$947]=[.$A6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Simple Search</text:p>
          </table:table-cell>
          <table:table-cell table:formula="of:=SUMPRODUCT(([SniffTest.B$5:SniffTest.B$947]=[.$A6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Advanced search</text:p>
          </table:table-cell>
          <table:table-cell table:formula="of:=SUMPRODUCT(([SniffTest.B$5:SniffTest.B$947]=[.$A6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Manage query in Advanced search</text:p>
          </table:table-cell>
          <table:table-cell table:formula="of:=SUMPRODUCT(([SniffTest.B$5:SniffTest.B$947]=[.$A6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92" office:value-type="string">
            <text:p>Select view mode</text:p>
          </table:table-cell>
          <table:table-cell table:formula="of:=SUMPRODUCT(([SniffTest.B$5:SniffTest.B$947]=[.$A6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browsing Preferences</text:p>
          </table:table-cell>
          <table:table-cell table:formula="of:=SUMPRODUCT(([SniffTest.B$5:SniffTest.B$947]=[.$A6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Preferences for quick filter</text:p>
          </table:table-cell>
          <table:table-cell table:formula="of:=SUMPRODUCT(([SniffTest.B$5:SniffTest.B$947]=[.$A6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Quick Filter by Items/Type</text:p>
          </table:table-cell>
          <table:table-cell table:formula="of:=SUMPRODUCT(([SniffTest.B$5:SniffTest.B$947]=[.$A6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92" office:value-type="string">
            <text:p>Manage Clipboard (Paste/Delete)</text:p>
          </table:table-cell>
          <table:table-cell table:formula="of:=SUMPRODUCT(([SniffTest.B$5:SniffTest.B$947]=[.$A6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86" office:value-type="string">
            <text:p>Manage Tags (Add/Edit/Delete)</text:p>
          </table:table-cell>
          <table:table-cell table:formula="of:=SUMPRODUCT(([SniffTest.B$5:SniffTest.B$947]=[.$A7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86" office:value-type="string">
            <text:p>Manage Taxonomy Tree (Add/Edit/Delete)</text:p>
          </table:table-cell>
          <table:table-cell table:formula="of:=SUMPRODUCT(([SniffTest.B$5:SniffTest.B$947]=[.$A7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86" office:value-type="string">
            <text:p>Manage Template(Add/Edit/Delete)</text:p>
          </table:table-cell>
          <table:table-cell table:formula="of:=SUMPRODUCT(([SniffTest.B$5:SniffTest.B$947]=[.$A7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86" office:value-type="string">
            <text:p>Manage Metadata(View/Edit/Delete)</text:p>
          </table:table-cell>
          <table:table-cell table:formula="of:=SUMPRODUCT(([SniffTest.B$5:SniffTest.B$947]=[.$A7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86" office:value-type="string">
            <text:p>Manage Views(Add/View/Edit/Delete)</text:p>
          </table:table-cell>
          <table:table-cell table:formula="of:=SUMPRODUCT(([SniffTest.B$5:SniffTest.B$947]=[.$A7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86" office:value-type="string">
            <text:p>Manage Drive(Add/Edit/Delete)</text:p>
          </table:table-cell>
          <table:table-cell table:formula="of:=SUMPRODUCT(([SniffTest.B$5:SniffTest.B$947]=[.$A7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Namespace registry</text:p>
          </table:table-cell>
          <table:table-cell table:formula="of:=SUMPRODUCT(([SniffTest.B$5:SniffTest.B$947]=[.$A7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86" office:value-type="string">
            <text:p>Manage Node types(Add/View)</text:p>
          </table:table-cell>
          <table:table-cell table:formula="of:=SUMPRODUCT(([SniffTest.B$5:SniffTest.B$947]=[.$A7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86" office:value-type="string">
            <text:p>Manage Query(Add/Edit/Delete)</text:p>
          </table:table-cell>
          <table:table-cell table:formula="of:=SUMPRODUCT(([SniffTest.B$5:SniffTest.B$947]=[.$A7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86" office:value-type="string">
            <text:p>Manage Script(Add/Edit/Delete)</text:p>
          </table:table-cell>
          <table:table-cell table:formula="of:=SUMPRODUCT(([SniffTest.B$5:SniffTest.B$947]=[.$A7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86" office:value-type="string">
            <text:p>Manage Action</text:p>
          </table:table-cell>
          <table:table-cell table:formula="of:=SUMPRODUCT(([SniffTest.B$5:SniffTest.B$947]=[.$A8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86" office:value-type="string">
            <text:p>Manage Lock/Unlock</text:p>
          </table:table-cell>
          <table:table-cell table:formula="of:=SUMPRODUCT(([SniffTest.B$5:SniffTest.B$947]=[.$A8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Approve a content</text:p>
          </table:table-cell>
          <table:table-cell table:formula="of:=SUMPRODUCT(([SniffTest.B$5:SniffTest.B$947]=[.$A8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isapprove a content</text:p>
          </table:table-cell>
          <table:table-cell table:formula="of:=SUMPRODUCT(([SniffTest.B$5:SniffTest.B$947]=[.$A8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elegate a content</text:p>
          </table:table-cell>
          <table:table-cell table:formula="of:=SUMPRODUCT(([SniffTest.B$5:SniffTest.B$947]=[.$A8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Refuse a content</text:p>
          </table:table-cell>
          <table:table-cell table:formula="of:=SUMPRODUCT(([SniffTest.B$5:SniffTest.B$947]=[.$A8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Grand a pay raise</text:p>
          </table:table-cell>
          <table:table-cell table:formula="of:=SUMPRODUCT(([SniffTest.B$5:SniffTest.B$947]=[.$A8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Refuse a pay raise</text:p>
          </table:table-cell>
          <table:table-cell table:formula="of:=SUMPRODUCT(([SniffTest.B$5:SniffTest.B$947]=[.$A8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Approve holiday process</text:p>
          </table:table-cell>
          <table:table-cell table:formula="of:=SUMPRODUCT(([SniffTest.B$5:SniffTest.B$947]=[.$A8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Disapprove holiday process</text:p>
          </table:table-cell>
          <table:table-cell table:formula="of:=SUMPRODUCT(([SniffTest.B$5:SniffTest.B$947]=[.$A8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Refuse a holiday process</text:p>
          </table:table-cell>
          <table:table-cell table:formula="of:=SUMPRODUCT(([SniffTest.B$5:SniffTest.B$947]=[.$A9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86" office:value-type="string">
            <text:p>View detail of process</text:p>
          </table:table-cell>
          <table:table-cell table:formula="of:=SUMPRODUCT(([SniffTest.B$5:SniffTest.B$947]=[.$A9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86" office:value-type="string">
            <text:p>Upload new process</text:p>
          </table:table-cell>
          <table:table-cell table:formula="of:=SUMPRODUCT(([SniffTest.B$5:SniffTest.B$947]=[.$A92])*([SniffTest.A$5:SniffTest.A$947]&lt;&gt;&quot;&quot;))" office:value-type="float" office:value="1">
            <text:p>1</text:p>
          </table:table-cell>
        </table:table-row>
        <table:table-row table:style-name="ro4">
          <table:table-cell table:style-name="ce8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5"/>
          <table:table-cell table:formula="of:=SUM([.F4:.F92])" office:value-type="float" office:value="89">
            <text:p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3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23T13:45:01</dc:date>
    <dc:creator>hanhly </dc:creator>
    <meta:editing-duration>PT15H19M36S</meta:editing-duration>
    <meta:editing-cycles>37</meta:editing-cycles>
    <meta:generator>OpenOffice.org/3.1$Linux OpenOffice.org_project/310m19$Build-9420</meta:generator>
    <meta:document-statistic meta:table-count="3" meta:cell-count="1659" meta:object-count="0"/>
  </office:meta>
</office:document-meta>
</file>